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list-style-name="L1">
      <style:text-properties style:font-name="Times New Roman" officeooo:rsid="0006478c" officeooo:paragraph-rsid="0006478c"/>
    </style:style>
    <style:style style:name="P2" style:family="paragraph" style:parent-style-name="Standard" style:list-style-name="L1">
      <style:text-properties style:font-name="Times New Roman" fo:font-weight="normal" officeooo:rsid="0006478c" officeooo:paragraph-rsid="0006478c" style:font-weight-asian="normal" style:font-weight-complex="normal"/>
    </style:style>
    <style:style style:name="P3" style:family="paragraph" style:parent-style-name="Standard" style:list-style-name="L1">
      <style:text-properties style:font-name="Times New Roman" fo:font-weight="normal" officeooo:rsid="0009b73b" officeooo:paragraph-rsid="0009b73b" style:font-weight-asian="normal" style:font-weight-complex="normal"/>
    </style:style>
    <style:style style:name="P4" style:family="paragraph" style:parent-style-name="Standard" style:list-style-name="L1">
      <style:text-properties style:font-name="Times New Roman" officeooo:rsid="00084502" officeooo:paragraph-rsid="000845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4502"/>
    </style:style>
    <style:style style:name="T4" style:family="text">
      <style:text-properties officeooo:rsid="0009b73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78827830" text:style-name="L1">
        <text:list-item>
          <text:p text:style-name="P1">Вступление по бусту зачем надо нам и проч. Boost::varinat2</text:p>
        </text:list-item>
        <text:list-item>
          <text:p text:style-name="P4">Забираем state у std variant</text:p>
        </text:list-item>
        <text:list-item>
          <text:p text:style-name="P1">variant2 всё хорошо работает</text:p>
        </text:list-item>
        <text:list-item>
          <text:p text:style-name="P1">имплементация valueless_by_exception</text:p>
        </text:list-item>
        <text:list-item>
          <text:p text:style-name="P1">boost::leaf, вопрос про способы обработки ошибок в c++</text:p>
        </text:list-item>
        <text:list-item>
          <text:p text:style-name="P1"><text:span text:style-name="T3">П</text:span>ростой полный пример того, как можно работать с boost::leaf</text:p>
        </text:list-item>
        <text:list-item>
          <text:p text:style-name="P1"><text:span text:style-name="T3">М</text:span>отивация</text:p>
        </text:list-item>
        <text:list-item>
          <text:p text:style-name="P1">Упрощенный пример создания ошибки</text:p>
        </text:list-item>
        <text:list-item>
          <text:p text:style-name="P1">Простой пример прокидывания ошибки</text:p>
        </text:list-item>
        <text:list-item>
          <text:p text:style-name="P1"><text:span text:style-name="T3">Б</text:span>олее подробное описание функционала, leaf_check</text:p>
        </text:list-item>
        <text:list-item>
          <text:p text:style-name="P1"><text:span text:style-name="T3">И</text:span>мплементация leaf_check</text:p>
        </text:list-item>
        <text:list-item>
          <text:p text:style-name="P1"><text:span text:style-name="T3">П</text:span>ример работы с leaf_check</text:p>
        </text:list-item>
        <text:list-item>
          <text:p text:style-name="P1">boost_leaf_atuto</text:p>
        </text:list-item>
        <text:list-item>
          <text:p text:style-name="P1"><text:span text:style-name="T3">И</text:span>мплементация boost_leaf_auto</text:p>
        </text:list-item>
        <text:list-item>
          <text:p text:style-name="P4">4 друга</text:p>
        </text:list-item>
        <text:list-item>
          <text:p text:style-name="P4">Отличия 4 функций</text:p>
        </text:list-item>
        <text:list-item>
          <text:p text:style-name="P1"><text:span text:style-name="T3">П</text:span>ростой пример с boost_leaf_auto, + try_handle_some</text:p>
        </text:list-item>
        <text:list-item>
          <text:p text:style-name="P1"><text:span text:style-name="T3">С</text:span>пособ хэндлить по значениям</text:p>
        </text:list-item>
        <text:list-item>
          <text:p text:style-name="P1">try_handle_<text:span text:style-name="T1">ALL </text:span><text:span text:style-name="T2">(поймать уже все ошибки)</text:span></text:p>
        </text:list-item>
        <text:list-item>
          <text:p text:style-name="P2"><text:span text:style-name="T3">М</text:span>ожно кидать много объектов</text:p>
        </text:list-item>
        <text:list-item>
          <text:p text:style-name="P2"><text:span text:style-name="T3">Н</text:span>ебольшой код, который будет далее</text:p>
        </text:list-item>
        <text:list-item>
          <text:p text:style-name="P2"><text:span text:style-name="T3">П</text:span>ример дополнения контекста <text:span text:style-name="T4">(пример из кода)</text:span></text:p>
        </text:list-item>
        <text:list-item>
          <text:p text:style-name="P2"><text:span text:style-name="T3">М</text:span>ы умеем ловить исключения</text:p>
        </text:list-item>
        <text:list-item>
          <text:p text:style-name="P3">Ловим исключения</text:p>
        </text:list-item>
        <text:list-item>
          <text:p text:style-name="P2">Теперь поговорим про boost::process (пример из кода)</text:p>
        </text:list-item>
        <text:list-item>
          <text:p text:style-name="P2">Концепты следующие</text:p>
        </text:list-item>
        <text:list-item>
          <text:p text:style-name="P2">Вспомним, какой интерфейс нам предоставляет std</text:p>
        </text:list-item>
        <text:list-item>
          <text:p text:style-name="P2">Так бы выглядил аналог из буста</text:p>
        </text:list-item>
        <text:list-item>
          <text:p text:style-name="P2">Так умнее, search_path ищёт полный путь до исполняемого файла</text:p>
        </text:list-item>
        <text:list-item>
          <text:p text:style-name="P3">Спавним процесс, просто делаем ребенка, и открепляем его от себя</text:p>
        </text:list-item>
        <text:list-item>
          <text:p text:style-name="P3">Создаём ребенка</text:p>
        </text:list-item>
        <text:list-item>
          <text:p text:style-name="P3">Отличия child, spawn </text:p>
        </text:list-item>
        <text:list-item>
          <text:p text:style-name="P3">Способ хэндлить ошибки</text:p>
        </text:list-item>
        <text:list-item>
          <text:p text:style-name="P3">пайпы и стримы (пример из кода)</text:p>
        </text:list-item>
        <text:list-item>
          <text:p text:style-name="P3">Умеем перенаправлять потоки в пайпы</text:p>
        </text:list-item>
        <text:list-item>
          <text:p text:style-name="P3">Ещё пример перенаправления</text:p>
        </text:list-item>
        <text:list-item>
          <text:p text:style-name="P3">Ещё пример перенаправления</text:p>
        </text:list-item>
        <text:list-item>
          <text:p text:style-name="P3">Группы</text:p>
        </text:list-item>
        <text:list-item>
          <text:p text:style-name="P3">Спавны и группы</text:p>
        </text:list-item>
        <text:list-item>
          <text:p text:style-name="P3">Среда</text:p>
        </text:list-item>
        <text:list-item>
          <text:p text:style-name="P3">Разный синтаксис аргументов</text:p>
        </text:list-item>
        <text:list-item>
          <text:p text:style-name="P3">Что говорит буст про порядок аргументов</text:p>
        </text:list-item>
        <text:list-item>
          <text:p text:style-name="P3">Есть хэндлеры</text:p>
        </text:list-item>
        <text:list-item>
          <text:p text:style-name="P3">Пример хэндлера</text:p>
        </text:list-item>
        <text:list-item>
          <text:p text:style-name="P3">Как работают хэндлеры</text:p>
        </text:list-item>
        <text:list-item>
          <text:p text:style-name="P3">Дополнительно хэнделы для POSIX</text:p>
        </text:list-item>
        <text:list-item>
          <text:p text:style-name="P3">Спасибо за внимание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9:26:08.644459292</meta:creation-date>
    <dc:date>2025-04-18T00:57:06.828241571</dc:date>
    <meta:editing-duration>PT4H8M56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47" meta:word-count="241" meta:character-count="1544" meta:non-whitespace-character-count="1396"/>
  </office:meta>
</office:document-meta>
</file>